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Párrafo_20_de_20_lista">
      <style:text-properties fo:language="es" fo:country="ES"/>
    </style:style>
    <style:style style:name="P6" style:family="paragraph" style:parent-style-name="Heading" style:master-page-name="MP0">
      <style:paragraph-properties style:page-number="1" fo:break-before="page"/>
    </style:style>
    <style:style style:name="P7" style:family="paragraph" style:parent-style-name="Footer">
      <style:text-properties officeooo:rsid="0007721e" officeooo:paragraph-rsid="0007721e"/>
    </style:style>
    <style:style style:name="P8" style:family="paragraph" style:parent-style-name="Párrafo_20_de_20_lista">
      <style:text-properties fo:color="#3465a4" loext:opacity="100%" fo:language="es" fo:country="ES"/>
    </style:style>
    <style:style style:name="P9" style:family="paragraph" style:parent-style-name="Párrafo_20_de_20_lista">
      <style:text-properties fo:color="#3465a4" loext:opacity="100%" fo:font-weight="bold" style:font-weight-asian="bold" style:font-weight-complex="bold"/>
    </style:style>
    <style:style style:name="P10" style:family="paragraph" style:parent-style-name="Párrafo_20_de_20_lista">
      <style:text-properties fo:language="es" fo:country="ES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 style:list-style-name="L1"/>
    <style:style style:name="P13" style:family="paragraph" style:parent-style-name="Standard" style:list-style-name="WWNum1">
      <style:text-properties fo:font-weight="bold" style:font-weight-asian="bold" style:font-weight-complex="bold"/>
    </style:style>
    <style:style style:name="P14" style:family="paragraph" style:parent-style-name="Standard">
      <style:text-properties fo:color="#3465a4" loext:opacity="100%"/>
    </style:style>
    <style:style style:name="P15" style:family="paragraph" style:parent-style-name="Standard" style:list-style-name="L2">
      <style:text-properties fo:color="#3465a4" loext:opacity="100%" fo:language="es" fo:country="ES"/>
    </style:style>
    <style:style style:name="P16" style:family="paragraph" style:parent-style-name="Standard" style:list-style-name="L1">
      <style:text-properties fo:color="#3465a4" loext:opacity="100%" fo:language="es" fo:country="ES"/>
    </style:style>
    <style:style style:name="P17" style:family="paragraph" style:parent-style-name="Standard" style:list-style-name="L2">
      <style:text-properties fo:color="#3465a4" loext:opacity="100%"/>
    </style:style>
    <style:style style:name="P1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loext:opacity="100%" fo:language="es" fo:country="ES"/>
    </style:style>
    <style:style style:name="P1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loext:opacity="100%" fo:language="es" fo:country="ES" officeooo:paragraph-rsid="0002ab4a"/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loext:opacity="100%" fo:language="es" fo:country="ES" fo:font-weight="bold" style:font-weight-asian="bold" style:font-weight-complex="bold"/>
    </style:style>
    <style:style style:name="P2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3465a4" loext:opacity="100%"/>
    </style:style>
    <style:style style:name="P2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fo:color="#3465a4" loext:opacity="100%" fo:language="es" fo:country="ES" fo:font-weight="bold" style:font-weight-asian="bold" style:font-weight-complex="bold"/>
    </style:style>
    <style:style style:name="T1" style:family="text">
      <style:text-properties fo:color="#999999" loext:opacity="100%" fo:font-size="8pt" fo:font-style="italic" style:font-size-asian="8pt" style:font-style-asian="italic" style:font-size-complex="8pt"/>
    </style:style>
    <style:style style:name="T2" style:family="text">
      <style:text-properties fo:language="es" fo:country="ES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fo:language="es" fo:country="ES"/>
    </style:style>
    <style:style style:name="T5" style:family="text">
      <style:text-properties fo:color="#3465a4" loext:opacity="100%" fo:language="es" fo:country="ES" fo:font-weight="bold" style:font-weight-asian="bold" style:font-weight-complex="bold"/>
    </style:style>
    <style:style style:name="T6" style:family="text">
      <style:text-properties fo:color="#3465a4" loext:opacity="100%" fo:language="es" fo:country="ES" fo:background-color="#ffffff" loext:char-shading-value="0" style:font-name-complex="Arial" style:font-size-complex="11pt"/>
    </style:style>
    <style:style style:name="T7" style:family="text">
      <style:text-properties fo:color="#3465a4" loext:opacity="100%" fo:language="es" fo:country="ES" style:font-size-complex="11pt"/>
    </style:style>
    <style:style style:name="T8" style:family="text">
      <style:text-properties fo:color="#3465a4" loext:opacity="100%" fo:background-color="#ffffff" loext:char-shading-value="0" style:font-name-complex="Arial" style:font-size-complex="11pt"/>
    </style:style>
    <style:style style:name="T9" style:family="text">
      <style:text-properties fo:color="#3465a4" loext:opacity="100%" fo:font-weight="bold" style:font-weight-asian="bold" style:font-weight-complex="bold"/>
    </style:style>
    <style:style style:name="T10" style:family="text">
      <style:text-properties fo:color="#3465a4" loext:opacity="100%" fo:font-weight="bold" officeooo:rsid="0002ab4a" style:font-weight-asian="bold" style:font-weight-complex="bold"/>
    </style:style>
    <style:style style:name="T11" style:family="text">
      <style:text-properties officeooo:rsid="0002ab4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2ab4a" style:font-weight-asian="bold" style:font-weight-complex="bold"/>
    </style:style>
    <style:style style:name="T14" style:family="text">
      <style:text-properties officeooo:rsid="0003aada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808080" loext:opacity="100%" fo:font-size="9pt" style:font-size-asian="9pt" style:font-size-complex="9pt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jdgxs"/>ACTIVIDADES DESARROLLO SOFTWARE</text:p>
      <text:p text:style-name="P2"/>
      <text:list xml:id="list920148947" text:style-name="WWNum1">
        <text:list-item text:start-value="1">
          <text:p text:style-name="P13">¿Qué se hace en la fase de análisis del desarrollo de una aplicación? ¿Qué tipos de requisitos se especifican en esta fase?</text:p>
        </text:list-item>
      </text:list>
      <text:p text:style-name="P4"/>
      <text:p text:style-name="P18">Lo que se hace en la fase de análisis del desarrollo de una aplicación es:</text:p>
      <text:list xml:id="list2180719847" text:style-name="L1">
        <text:list-item>
          <text:p text:style-name="P12"><text:span text:style-name="Fuente_20_de_20_párrafo_20_predeter."><text:span text:style-name="T5">Entrevistas</text:span></text:span><text:span text:style-name="Fuente_20_de_20_párrafo_20_predeter."><text:span text:style-name="T4">: es hablar con el cliente. </text:span></text:span></text:p>
        </text:list-item>
        <text:list-item>
          <text:p text:style-name="P12"><text:span text:style-name="Fuente_20_de_20_párrafo_20_predeter."><text:span text:style-name="T5">Desarrollo conjunto de aplicaciones</text:span></text:span><text:span text:style-name="Fuente_20_de_20_párrafo_20_predeter."><text:span text:style-name="T4">: entrevista muy estructurada aplicable a grupos de personas.</text:span></text:span></text:p>
        </text:list-item>
        <text:list-item>
          <text:p text:style-name="P12"><text:span text:style-name="Fuente_20_de_20_párrafo_20_predeter."><text:span text:style-name="T5">Planificación conjunta de requisitos:</text:span></text:span><text:span text:style-name="Fuente_20_de_20_párrafo_20_predeter."><text:span text:style-name="T4"> es un subconjunto de JAD, se caracteriza por estar dirigidas a la alta dirección y en consecuencia los productos resultantes son los requisitos de alto nivel estratégico. </text:span></text:span></text:p>
        </text:list-item>
        <text:list-item>
          <text:p text:style-name="P12"><text:span text:style-name="Fuente_20_de_20_párrafo_20_predeter."><text:span text:style-name="T5">Brainstorming:</text:span></text:span><text:span text:style-name="Fuente_20_de_20_párrafo_20_predeter."><text:span text:style-name="T4"> reuniones en grupo con el objetivo de generar ideas de distintos puntos de vista para dar solución a aun problema.</text:span></text:span></text:p>
        </text:list-item>
        <text:list-item>
          <text:p text:style-name="P12"><text:span text:style-name="Fuente_20_de_20_párrafo_20_predeter."><text:span text:style-name="T5">Prototipos:</text:span></text:span><text:span text:style-name="Fuente_20_de_20_párrafo_20_predeter."><text:span text:style-name="T4"> versión inicial del sistema, se usa para clasificar algunos puntos, demostrar los conceptos, para adentrarse en los problemas y buscar soluciones.</text:span></text:span></text:p>
        </text:list-item>
        <text:list-item>
          <text:p text:style-name="P12"><text:span text:style-name="Fuente_20_de_20_párrafo_20_predeter."><text:span text:style-name="T5">Casos de uso:</text:span></text:span><text:span text:style-name="Fuente_20_de_20_párrafo_20_predeter."><text:span text:style-name="T4"> Es la técnica definida en UML, se basa en escenarios que describen como se usa el software en una determinada situación. <text:s/></text:span></text:span></text:p>
        </text:list-item>
      </text:list>
      <text:p text:style-name="P3"/>
      <text:p text:style-name="P19"><text:span text:style-name="T11">Por otra parte los requisitos necesarios pueden ser; funcionales (que describen con detalle la función que realiza el sistema, cómo reacciona ante determinadas entradas, como se comporta en situaciones particulares, etc.) o no funcionales (que tratan sobre las características del sistema, como puede ser la fiabilidad, mantenibilidad, sistema operativo, plataforma hardware, restricciones, limitaciones, etc.)</text:span></text:p>
      <text:p text:style-name="P18"/>
      <text:p text:style-name="P4"/>
      <text:list xml:id="list345897560914" text:style-name="WWNum1">
        <text:list-header>
          <text:p text:style-name="P13"><text:span text:style-name="T11">2. </text:span>¿Cuáles son las notaciones gráficas que se usan en la fase de diseño? Explica en una frase para qué sirve cada una.</text:p>
        </text:list-header>
      </text:list>
      <text:p text:style-name="P4"/>
      <text:p text:style-name="P18">Las notaciones gráficas que se usan en la fase de diseño son:</text:p>
      <text:p text:style-name="P18"/>
      <text:list xml:id="list204027436" text:style-name="L2">
        <text:list-item>
          <text:p text:style-name="P15">Diagrama de flujo: es una herramienta para el diseño procedimental, se usan símbolos para indicar cada parte del proceso (cuadrado, triangulo, flecha).</text:p>
        </text:list-item>
        <text:list-item>
          <text:p text:style-name="P15">Diagrama de cajas: es para desarrollar una representación de diseño procedimental. </text:p>
        </text:list-item>
        <text:list-item>
          <text:p text:style-name="P15">Tabla de decisión: representa en modo de tabal las condiciones y las acciones que se llevan a cabo combinando las condiciones del modulo de programa. </text:p>
        </text:list-item>
        <text:list-item>
          <text:p text:style-name="P15">Pseudocódigo: es un texto descriptivo para realizar el diseño de un algoritmo. </text:p>
        </text:list-item>
      </text:list>
      <text:p text:style-name="P21"/>
      <text:p text:style-name="P4"/>
      <text:list xml:id="list344053395585" text:style-name="WWNum1">
        <text:list-header>
          <text:p text:style-name="P13"><text:span text:style-name="T11">3. </text:span>Explica de forma breve los modelos de ciclo de vida que hemos visto</text:p>
        </text:list-header>
      </text:list>
      <text:p text:style-name="Párrafo_20_de_20_lista"/>
      <text:p text:style-name="P8"><text:span text:style-name="T12">Ciclo de vida en cascada:</text:span> las etapas para el desarrollo del software tienen un orden, hay para empezar una etapa hay que finalizar la anterior, en este ciclo si se cambia algo de alguna etapa, a partir de esa etapa se tiene que modificar todo lo siguiente.</text:p>
      <text:p text:style-name="P8"/>
      <text:p text:style-name="P8"><text:soft-page-break/><text:span text:style-name="T12">Ciclo de vida en cascada con retroalimentación:</text:span> es como el anterior salvo que se introduce una retroalimentación entre etapas, de forma que se puede volver atrás en cualquier momento, y modificar. <text:s/></text:p>
      <text:p text:style-name="P8"/>
      <text:p text:style-name="P8"><text:span text:style-name="T12">Ciclo de vida evolutivo: </text:span>los hay de dos tipos, modelo Iterativo Incremental y Modelo en Espiral.</text:p>
      <text:p text:style-name="P8"/>
      <text:p text:style-name="P8"><text:span text:style-name="T13">M</text:span><text:span text:style-name="T12">odelo Iterativo Incremental:</text:span> está basado en el modelo en cascada con retroalimentación, donde las fases se repiten y refinan, mejorando las fases siguientes. </text:p>
      <text:p text:style-name="P8"/>
      <text:p text:style-name="P5"><text:span text:style-name="T10">M</text:span><text:span text:style-name="T9">odelo en Espiral:</text:span><text:span text:style-name="T3"> es una combinación entre el modelo Iterativo incremental y el de cascada. El software se va construyendo repetidamente en forma de versiones que son cada vez mejores, incrementando su funcionalidad.</text:span> </text:p>
      <text:p text:style-name="P5"/>
      <text:p text:style-name="P4"/>
      <text:list xml:id="list2237469791212" text:continue-numbering="true" text:style-name="WWNum1">
        <text:list-header>
          <text:p text:style-name="P13"><text:span text:style-name="T11">4. </text:span>¿Qué lenguaje se suele utilizar para representar el diseño de un software orientado a objetos? Indica qué significan sus siglas y busca un ejemplo de éste.</text:p>
        </text:list-header>
      </text:list>
      <text:p text:style-name="P4"/>
      <text:p text:style-name="P18"><text:span text:style-name="T11">El lenguaje que se suele utilizar para ello es el </text:span>UML. <text:span text:style-name="T11">E</text:span>s un lenguaje modelado basado en diagramas que sirve para expresar modelos. UML provienen de las siglas Unified Modeling Language, Lenguaje de Modelado Unificado. Por ejemplo, diagramas estructurales de clase. </text:p>
      <text:p text:style-name="P21"/>
      <text:list xml:id="list2238531435827" text:continue-numbering="true" text:style-name="WWNum1">
        <text:list-header>
          <text:p text:style-name="P13"><text:span text:style-name="T11">5. </text:span>¿En qué consisten las tareas de verificación y validación del software?</text:p>
        </text:list-header>
      </text:list>
      <text:p text:style-name="Párrafo_20_de_20_lista"/>
      <text:p text:style-name="Párrafo_20_de_20_lista"><text:span text:style-name="Fuente_20_de_20_párrafo_20_predeter."><text:span text:style-name="T5">Verificación:</text:span></text:span><text:span text:style-name="Fuente_20_de_20_párrafo_20_predeter."><text:span text:style-name="T4"> </text:span></text:span><text:span text:style-name="Fuente_20_de_20_párrafo_20_predeter."><text:span text:style-name="T6">c</text:span></text:span><text:span text:style-name="Fuente_20_de_20_párrafo_20_predeter."><text:span text:style-name="T8">onjunto de actividades que tratan de comprobar si se está construyendo el producto correctamente</text:span></text:span><text:span text:style-name="Fuente_20_de_20_párrafo_20_predeter."><text:span text:style-name="T6">, </text:span></text:span><text:span text:style-name="Fuente_20_de_20_párrafo_20_predeter."><text:span text:style-name="T8">(si el software implementa correctamente una función específica)</text:span></text:span><text:span text:style-name="Fuente_20_de_20_párrafo_20_predeter."><text:span text:style-name="T6">.</text:span></text:span></text:p>
      <text:p text:style-name="P8"/>
      <text:p text:style-name="Párrafo_20_de_20_lista"><text:span text:style-name="Fuente_20_de_20_párrafo_20_predeter."><text:span text:style-name="T5">Validación:</text:span></text:span><text:span text:style-name="Fuente_20_de_20_párrafo_20_predeter."><text:span text:style-name="T7"> </text:span></text:span><text:span text:style-name="Fuente_20_de_20_párrafo_20_predeter."><text:span text:style-name="T8">Conjunto de actividades que tratan de comprobar si es el producto correcto</text:span></text:span><text:span text:style-name="Fuente_20_de_20_párrafo_20_predeter."><text:span text:style-name="T6"> </text:span></text:span><text:span text:style-name="Fuente_20_de_20_párrafo_20_predeter."><text:span text:style-name="T8">(si el software construido se ajusta a los requisitos del cliente)</text:span></text:span><text:span text:style-name="Fuente_20_de_20_párrafo_20_predeter."><text:span text:style-name="T6">.</text:span></text:span></text:p>
      <text:p text:style-name="P22"/>
      <text:list xml:id="list2238127341367" text:continue-numbering="true" text:style-name="WWNum1">
        <text:list-header>
          <text:p text:style-name="P13"><text:span text:style-name="T11">6. </text:span>¿Qué técnicas se utilizan para llevar a cabo el diseño de casos de prueba? ¿En qué consisten?</text:p>
        </text:list-header>
      </text:list>
      <text:p text:style-name="P22"/>
      <text:p text:style-name="P18">Se usan dos técnicas:</text:p>
      <text:p text:style-name="P18"/>
      <text:list xml:id="list344711491305" text:style-name="L2">
        <text:list-item>
          <text:p text:style-name="P17"><text:span text:style-name="T12">Prueba de caja blanca: </text:span>se centran en validar la estructura interna del programa (los detalles procedimentales del código).</text:p>
        </text:list-item>
        <text:list-item>
          <text:p text:style-name="P15"><text:span text:style-name="T12">Prueba de caja negra:</text:span> se centran en validar los requisitos funcionales sin fijarse en el funcionamiento interno del programa (necesitan saber la funcionalidad que el código ha de proporcionar). </text:p>
        </text:list-item>
      </text:list>
      <text:p text:style-name="P21"/>
      <text:list xml:id="list344456202724" text:style-name="WWNum1">
        <text:list-header>
          <text:p text:style-name="P13"><text:span text:style-name="T11">7 . </text:span>La documentación de un proyecto software se divide en dos clases: la documentación del proceso y del producto. ¿Qué contiene cada una?</text:p>
        </text:list-header>
      </text:list>
      <text:p text:style-name="Párrafo_20_de_20_lista"/>
      <text:p text:style-name="P18"><text:span text:style-name="T12">La documentación del proceso: </text:span>son documentos donde se registran el proceso de desarrollo y mantenimiento. Se indican planes, estimaciones y horarios que se utilizan para predecir u controlar el proceso de software, informando de como se ha <text:soft-page-break/>de implementar el proceso.</text:p>
      <text:p text:style-name="P18"/>
      <text:p text:style-name="P18"><text:span text:style-name="T12">La documentación del producto:</text:span> esta documentación describe el producto que está siendo desarrollado. Define dos tipos, la del sistema (orientada al desarrollo y mantenimiento del mismo) y la del usuario (orientada a los usuarios que utilizan el sistema).</text:p>
      <text:p text:style-name="P22"/>
      <text:list xml:id="list2238016183164" text:continue-numbering="true" text:style-name="WWNum1">
        <text:list-header>
          <text:p text:style-name="P13"><text:span text:style-name="T11">8. </text:span>¿Qué información debe contener la documentación del usuario y del sistema?</text:p>
        </text:list-header>
      </text:list>
      <text:p text:style-name="P22"/>
      <text:p text:style-name="P20">La documentación del usuario:</text:p>
      <text:list xml:id="list345350328989" text:style-name="L1">
        <text:list-item>
          <text:p text:style-name="P16">Descripción funcional del sistema</text:p>
        </text:list-item>
        <text:list-item>
          <text:p text:style-name="P16">Documento de instalación del sistema.</text:p>
        </text:list-item>
        <text:list-item>
          <text:p text:style-name="P16">Manual introductorio.</text:p>
        </text:list-item>
        <text:list-item>
          <text:p text:style-name="P16">Manual de referencia del sistema. </text:p>
        </text:list-item>
        <text:list-item>
          <text:p text:style-name="P16">Guía del administrador del sistema.</text:p>
        </text:list-item>
        <text:list-item>
          <text:p text:style-name="P16">Tarjeta de referencia rápida. </text:p>
        </text:list-item>
      </text:list>
      <text:p text:style-name="P18"/>
      <text:p text:style-name="P20">La documentación del sistema:</text:p>
      <text:list xml:id="list2237126182539" text:continue-numbering="true" text:style-name="L1">
        <text:list-item>
          <text:p text:style-name="P16">Fundamentos del sistema.</text:p>
        </text:list-item>
        <text:list-item>
          <text:p text:style-name="P16">El análisis y especificación de requisitos.</text:p>
        </text:list-item>
        <text:list-item>
          <text:p text:style-name="P16">Diseño.</text:p>
        </text:list-item>
        <text:list-item>
          <text:p text:style-name="P16">Implementación.</text:p>
        </text:list-item>
        <text:list-item>
          <text:p text:style-name="P16">Plan de pruebas del sistema. </text:p>
        </text:list-item>
        <text:list-item>
          <text:p text:style-name="P16">Plan de pruebas de aceptación. </text:p>
        </text:list-item>
        <text:list-item>
          <text:p text:style-name="P16">Los diccionarios de datos. </text:p>
        </text:list-item>
      </text:list>
      <text:p text:style-name="P23"/>
      <text:p text:style-name="P22"/>
      <text:list xml:id="list345735962212" text:style-name="WWNum1">
        <text:list-header>
          <text:p text:style-name="P13"><text:span text:style-name="T11">9. </text:span>Explica con tus palabras y de forma breve las tareas que se llevan a cabo durante la fase de mantenimiento del software</text:p>
        </text:list-header>
      </text:list>
      <text:p text:style-name="P9"/>
      <text:p text:style-name="P8"><text:span text:style-name="T12">Implementación del proceso:</text:span> el responsable de mantenimiento se hace cargo de documentar y planear las actividades de mantenimiento según los problemas que surjan o las peticiones de los usuarios. </text:p>
      <text:p text:style-name="P8"/>
      <text:p text:style-name="P8"><text:span text:style-name="T12">Análisis de problemas y modificaciones:</text:span> aquí el responsable de mantenimiento, analizará el informe del problema, lo verificará y documentará las modificaciones y resultados de los análisis. </text:p>
      <text:p text:style-name="P8"/>
      <text:p text:style-name="P8"><text:span text:style-name="T12">Implementación de las modificaciones:</text:span> aquí se determina la documentación, viendo lo necesario para llevar a cabo el proceso de implementación de las modificaciones. </text:p>
      <text:p text:style-name="P8"/>
      <text:p text:style-name="P8"><text:span text:style-name="T12">Revisión/aceptación del mantenimiento: </text:span>se llevará a cabo las revisiones, para obtener la aprobación de la finalización satisfactoria de la modificación. </text:p>
      <text:p text:style-name="P8"/>
      <text:p text:style-name="P8"><text:span text:style-name="T12">Migración:</text:span> se preparará y documentará un plan de migración, indicando los usuarios a los que se notificará.</text:p>
      <text:p text:style-name="P8"/>
      <text:p text:style-name="P8"><text:soft-page-break/><text:span text:style-name="T12">Retirada del software:</text:span> se retirará el software por petición del propietario, dejando toda la documentación del plan de retirada que se comunicará al usuario. Se llevará a cabo en paralelo la retirada del antiguo software y la introducción del nuevo. </text:p>
      <text:p text:style-name="P5"/>
      <text:p text:style-name="P5"/>
      <text:p text:style-name="P22"/>
      <text:list xml:id="list2237250464421" text:continue-numbering="true" text:style-name="WWNum1">
        <text:list-header>
          <text:p text:style-name="P13"><text:span text:style-name="T11">10. </text:span>¿Qué diferencia hay entre un lenguaje de alto nivel y de bajo nivel?</text:p>
        </text:list-header>
      </text:list>
      <text:p text:style-name="P21"/>
      <text:p text:style-name="P18">El lenguaje de bajo nivel es entendible por las maquinas, mientras que el del alto nivel es el lenguaje natural en inglés; <text:span text:style-name="T14">y por otra parte el</text:span> lenguaje de bajo nivel son específicos para cada ordenador, es decir son dependientes, mientras que el de alto nivel son independientes a la máquina, no dependen del hardware del ordenador y no requieren ningún conocimiento de código maquina por parte del usuario que lo utiliza, el de bajo nivel si. </text:p>
      <text:p text:style-name="P14"/>
      <text:p text:style-name="P14"><text:tab/></text:p>
      <text:p text:style-name="Standard"/>
      <text:p text:style-name="P1"/>
      <text:p text:style-name="P1"><text:tab/><text:tab/><text:span text:style-name="Fuente_20_de_20_párrafo_20_predeter."><text:span text:style-name="T2">Alicia Acosta Ternero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cm" fo:margin-bottom="0.106cm" style:contextual-spacing="false" fo:text-align="center" style:justify-single-word="false" fo:keep-together="always" fo:hyphenation-ladder-count="no-limit" fo:keep-with-next="always"/>
      <style:text-properties fo:color="#e06666" loext:opacity="100%" fo:font-size="19pt" style:text-underline-style="solid" style:text-underline-width="auto" style:text-underline-color="font-color" fo:font-weight="bold" style:text-underline-mode="continuous" style:text-overline-mode="continuous" style:text-line-through-mode="continuous" style:font-size-asian="19pt" style:font-weight-asian="bold" style:font-size-complex="19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color="#e06666" loext:opacity="100%" fo:font-size="14pt" fo:font-weight="bold" style:font-size-asian="14pt" style:font-weight-asian="bold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text-properties officeooo:rsid="0007721e" officeooo:paragraph-rsid="0007721e"/>
    </style:style>
    <style:style style:name="MT1" style:family="text">
      <style:text-properties fo:color="#999999" loext:opacity="100%" fo:font-size="8pt" fo:font-style="italic" style:font-size-asian="8pt" style:font-style-asian="italic" style:font-size-complex="8pt"/>
    </style:style>
    <style:style style:name="MT2" style:family="text">
      <style:text-properties fo:color="#808080" loext:opacity="100%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/></text:span></text:p>
      </style:header>
      <style:footer>
        <text:p text:style-name="MP2"><text:s text:c="100"/><text:span text:style-name="MT2"><text:s text:c="3"/>Óscar Casanova Herrera 1º 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meta:initial-creator>Alicia</meta:initial-creator>
    <meta:creation-date>2020-11-24T19:46:00Z</meta:creation-date>
    <dc:date>2020-11-25T00:22:36.338000000</dc:date>
    <meta:editing-cycles>17</meta:editing-cycles>
    <meta:editing-duration>PT1H26M10S</meta:editing-duration>
    <meta:document-statistic meta:table-count="0" meta:image-count="0" meta:object-count="0" meta:page-count="4" meta:paragraph-count="62" meta:word-count="1151" meta:character-count="7348" meta:non-whitespace-character-count="6154"/>
    <meta:template xlink:type="simple" xlink:actuate="onRequest" xlink:title="" xlink:href="file:///D:/Descargas/Copia%20de%20Actividades%20UD1%20-%20Alicia%20Acosta%20Ternero.odt/Normal"/>
  </office:meta>
</office:document-meta>
</file>